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d08f" officeooo:paragraph-rsid="000ed08f"/>
    </style:style>
    <style:style style:name="P2" style:family="paragraph" style:parent-style-name="Standard">
      <style:text-properties fo:font-weight="bold" officeooo:rsid="000ed08f" officeooo:paragraph-rsid="000ed08f" style:font-weight-asian="bold" style:font-weight-complex="bold"/>
    </style:style>
    <style:style style:name="P3" style:family="paragraph" style:parent-style-name="Standard">
      <style:text-properties officeooo:rsid="000f3d71" officeooo:paragraph-rsid="000f3d71"/>
    </style:style>
    <style:style style:name="P4" style:family="paragraph" style:parent-style-name="Standard">
      <style:text-properties fo:color="#c9211e" fo:font-weight="bold" officeooo:rsid="000f3d71" officeooo:paragraph-rsid="000f3d71" style:font-weight-asian="bold" style:font-weight-complex="bold"/>
    </style:style>
    <style:style style:name="P5" style:family="paragraph" style:parent-style-name="Standard">
      <style:text-properties fo:color="#c9211e" fo:font-weight="bold" officeooo:rsid="000ed08f" officeooo:paragraph-rsid="000ed08f" style:font-weight-asian="bold" style:font-weight-complex="bold"/>
    </style:style>
    <style:style style:name="P6" style:family="paragraph" style:parent-style-name="Standard">
      <style:text-properties fo:font-weight="normal" officeooo:rsid="000f3d71" officeooo:paragraph-rsid="000f3d71" style:font-weight-asian="normal" style:font-weight-complex="normal"/>
    </style:style>
    <style:style style:name="P7" style:family="paragraph" style:parent-style-name="Standard">
      <style:text-properties fo:color="#000000" fo:font-weight="bold" officeooo:rsid="000ed08f" officeooo:paragraph-rsid="000ed08f" style:font-weight-asian="bold" style:font-weight-complex="bold"/>
    </style:style>
    <style:style style:name="P8" style:family="paragraph" style:parent-style-name="Standard">
      <style:text-properties fo:color="#000000" fo:font-weight="normal" officeooo:rsid="00111fd7" officeooo:paragraph-rsid="00111fd7" style:font-weight-asian="normal" style:font-weight-complex="normal"/>
    </style:style>
    <style:style style:name="T1" style:family="text">
      <style:text-properties fo:color="#000000"/>
    </style:style>
    <style:style style:name="T2" style:family="text">
      <style:text-properties fo:color="#c921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irculation du jeton dans un anneau</text:p>
      <text:p text:style-name="P1"/>
      <text:p text:style-name="P2">Pouvez vous expliquez pourquoi à l’exécution, les messages sont aﬀichés dans l’ordre des numéros des processus (mis à part le processus 0 qui aﬀiche en dernier) ?</text:p>
      <text:p text:style-name="P2"/>
      <text:p text:style-name="P6">Les envois et les récéptions sont bloquantes, et la structure d’anneau implique que chaque processus doit donc attendre le jeton de son prédécesseur pour pouvoir l’envoyer à son tour et l’afficher, d’où un affichage dans l’ordre des numéros. </text:p>
      <text:p text:style-name="P2"/>
      <text:p text:style-name="P3">Dans le cas de la version où chaque processus génère son popre jeton : </text:p>
      <text:p text:style-name="P1"/>
      <text:p text:style-name="P1">Contrairement à la première version, l’envoi et la récéption de chaque processus sont indépendants l’un de l’autre. <text:s/>Autrement dit chaque processus n’a pas besoin d’attendre d’avoir reçu le jeton du précédent pour envoyer son propre jeton. Toutes les tâches d’envoi s’effectuent donc en même temps et leur durée est déterminée uniquement par le temps de calcul de l’entier généré. Ensuite, les tâches d’affichage peuvent s’effectuer selon l’ordre de récéption. </text:p>
      <text:p text:style-name="P1"/>
      <text:p text:style-name="P5">Calcul de pi par lancer de fléchettes</text:p>
      <text:p text:style-name="P5"/>
      <text:p text:style-name="P7">Mesurez le temps mis par les deux versions (bloquant et non bloquant) et calculez pour chacune des deux versions l’accélération obtenue<text:span text:style-name="T2">.</text:span></text:p>
      <text:p text:style-name="P7"><text:span text:style-name="T2"/></text:p>
      <text:p text:style-name="P8">Pour nbp = 16 </text:p>
      <text:p text:style-name="P7"><text:span text:style-name="T2"/></text:p>
      <text:p text:style-name="P8">Version bloquante : 390.892ms.</text:p>
      <text:p text:style-name="P8">Version non-bloquante : 359.04m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0:01:29.636000647</meta:creation-date>
    <dc:date>2021-11-18T00:06:45.384980045</dc:date>
    <meta:editing-duration>PT15M8S</meta:editing-duration>
    <meta:editing-cycles>3</meta:editing-cycles>
    <meta:generator>LibreOffice/6.4.7.2$Linux_X86_64 LibreOffice_project/40$Build-2</meta:generator>
    <meta:document-statistic meta:table-count="0" meta:image-count="0" meta:object-count="0" meta:page-count="1" meta:paragraph-count="10" meta:word-count="194" meta:character-count="1221" meta:non-whitespace-character-count="1032"/>
  </office:meta>
</office:document-meta>
</file>